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84in"/>
    </style:style>
    <style:style style:name="co4" style:family="table-column">
      <style:table-column-properties fo:break-before="auto" style:column-width="1.09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6" table:number-rows-spanned="1">
            <text:p>Dicionário de Dados</text:p>
          </table:table-cell>
          <table:covered-table-cell table:number-columns-repeated="5"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semestre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brigatóri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ascara</text:p>
          </table:table-cell>
        </table:table-row>
        <table:table-row table:style-name="ro2">
          <table:table-cell office:value-type="string" calcext:value-type="string">
            <text:p>codigo_semest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_KEY</text:p>
          </table:table-cell>
          <table:table-cell/>
        </table:table-row>
        <table:table-row table:style-name="ro2">
          <table:table-cell office:value-type="string" calcext:value-type="string">
            <text:p>nome_semest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Inicio_semest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ermino_semest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disciplina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brigatóri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ascara</text:p>
          </table:table-cell>
        </table:table-row>
        <table:table-row table:style-name="ro2">
          <table:table-cell office:value-type="string" calcext:value-type="string">
            <text:p>codigo_discipli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_KEY</text:p>
          </table:table-cell>
          <table:table-cell/>
        </table:table-row>
        <table:table-row table:style-name="ro2">
          <table:table-cell office:value-type="string" calcext:value-type="string">
            <text:p>nome_disciplina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cricao_disciplina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go_semest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REING KEY</text:p>
          </table:table-cell>
          <table:table-cell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prova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brigatóri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ascara</text:p>
          </table:table-cell>
        </table:table-row>
        <table:table-row table:style-name="ro2">
          <table:table-cell office:value-type="string" calcext:value-type="string">
            <text:p>codigo_prov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_KEY</text:p>
          </table:table-cell>
          <table:table-cell/>
        </table:table-row>
        <table:table-row table:style-name="ro2">
          <table:table-cell office:value-type="string" calcext:value-type="string">
            <text:p>descricao_prova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Av1_pro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Av2_pro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Entrega_prov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go_discipli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REING KEY</text:p>
          </table:table-cell>
          <table:table-cell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 table:number-columns-spanned="6" table:number-rows-spanned="1">
            <text:p>trabalho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brigatório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Mascara</text:p>
          </table:table-cell>
        </table:table-row>
        <table:table-row table:style-name="ro2">
          <table:table-cell office:value-type="string" calcext:value-type="string">
            <text:p>codigo_trabalh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PRIMARY_KEY</text:p>
          </table:table-cell>
          <table:table-cell/>
        </table:table-row>
        <table:table-row table:style-name="ro2">
          <table:table-cell office:value-type="string" calcext:value-type="string">
            <text:p>descricao_trabalho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_trabalh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Entrega_prov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go_discipli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FOREING KE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30T21:58:22.832000000</meta:creation-date>
    <dc:date>2021-08-30T22:45:45.260000000</dc:date>
    <meta:editing-duration>PT31M39S</meta:editing-duration>
    <meta:editing-cycles>7</meta:editing-cycles>
    <meta:generator>LibreOffice/7.0.6.2$Windows_X86_64 LibreOffice_project/144abb84a525d8e30c9dbbefa69cbbf2d8d4ae3b</meta:generator>
    <meta:document-statistic meta:table-count="1" meta:cell-count="97" meta:object-count="0"/>
  </office:meta>
</office:document-meta>
</file>